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7F586EE801502FC9.png" manifest:media-type="image/png"/>
  <manifest:file-entry manifest:full-path="Pictures/1000000000000280000001E0DAB41FFA78CE1EB6.png" manifest:media-type="image/png"/>
  <manifest:file-entry manifest:full-path="Pictures/1000000000000280000001E052BC7905751A0039.png" manifest:media-type="image/png"/>
  <manifest:file-entry manifest:full-path="Pictures/1000000000000280000001E0ABF3E88F419F45C3.png" manifest:media-type="image/png"/>
  <manifest:file-entry manifest:full-path="Pictures/1000000000000280000001E0621486037741F25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360e" officeooo:paragraph-rsid="0010360e"/>
    </style:style>
    <style:style style:name="P2" style:family="paragraph" style:parent-style-name="Standard">
      <style:text-properties officeooo:rsid="00114419" officeooo:paragraph-rsid="00114419"/>
    </style:style>
    <style:style style:name="T1" style:family="text">
      <style:text-properties officeooo:rsid="0011441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3.7646in" svg:height="2.8236in" draw:z-index="0"><draw:image xlink:href="Pictures/1000000000000280000001E0ABF3E88F419F45C3.png" xlink:type="simple" xlink:show="embed" xlink:actuate="onLoad" loext:mime-type="image/x-vclgraphic"/></draw:frame>График с равенством: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width="3.7646in" svg:height="2.8236in" draw:z-index="1"><draw:image xlink:href="Pictures/1000000000000280000001E0621486037741F25F.png" xlink:type="simple" xlink:show="embed" xlink:actuate="onLoad" loext:mime-type="image/x-vclgraphic"/></draw:frame>График с расстоянием: <text:span text:style-name="T1">0.2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Image3" text:anchor-type="paragraph" svg:width="3.7646in" svg:height="2.8236in" draw:z-index="2"><draw:image xlink:href="Pictures/1000000000000280000001E052BC7905751A0039.png" xlink:type="simple" xlink:show="embed" xlink:actuate="onLoad" loext:mime-type="image/x-vclgraphic"/></draw:frame>0.3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4" text:anchor-type="paragraph" svg:width="3.7646in" svg:height="2.8236in" draw:z-index="3"><draw:image xlink:href="Pictures/1000000000000280000001E0DAB41FFA78CE1EB6.png" xlink:type="simple" xlink:show="embed" xlink:actuate="onLoad" loext:mime-type="image/x-vclgraphic"/></draw:frame><text:soft-page-break/>0.4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5" text:anchor-type="paragraph" svg:width="3.7646in" svg:height="2.8236in" draw:z-index="4"><draw:image xlink:href="Pictures/1000000000000280000001E07F586EE801502FC9.png" xlink:type="simple" xlink:show="embed" xlink:actuate="onLoad" loext:mime-type="image/x-vclgraphic"/></draw:frame>0.5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5" meta:object-count="0" meta:page-count="2" meta:paragraph-count="5" meta:word-count="10" meta:character-count="56" meta:non-whitespace-character-count="49"/>
  </office:meta>
</office:document-meta>
</file>